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weight="bold" officeooo:rsid="000e4a19" officeooo:paragraph-rsid="000e4a19" style:font-weight-asian="bold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fo:font-weight="normal" officeooo:rsid="000e4a19" officeooo:paragraph-rsid="000e4a19" style:font-weight-asian="normal" style:font-weight-complex="normal"/>
    </style:style>
    <style:style style:name="P4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5" style:family="paragraph" style:parent-style-name="Standard">
      <style:paragraph-properties fo:line-height="100%" style:writing-mode="lr-tb"/>
    </style:style>
    <style:style style:name="P6" style:family="paragraph" style:parent-style-name="Standard">
      <style:paragraph-properties fo:line-height="100%" style:writing-mode="lr-tb"/>
      <style:text-properties officeooo:paragraph-rsid="00156b8e"/>
    </style:style>
    <style:style style:name="P7" style:family="paragraph" style:parent-style-name="Standard">
      <style:paragraph-properties fo:line-height="100%" style:writing-mode="lr-tb"/>
      <style:text-properties officeooo:paragraph-rsid="00161399"/>
    </style:style>
    <style:style style:name="P8" style:family="paragraph" style:parent-style-name="Standard">
      <style:paragraph-properties fo:line-height="100%" fo:break-before="auto" fo:break-after="auto" style:writing-mode="lr-tb"/>
    </style:style>
    <style:style style:name="P9" style:family="paragraph" style:parent-style-name="Standard">
      <style:paragraph-properties fo:line-height="100%" fo:break-before="auto" fo:break-after="auto" style:writing-mode="lr-tb"/>
      <style:text-properties officeooo:paragraph-rsid="00156b8e"/>
    </style:style>
    <style:style style:name="P10" style:family="paragraph" style:parent-style-name="Standard">
      <style:paragraph-properties fo:line-height="100%" fo:break-before="auto" fo:break-after="auto" style:writing-mode="lr-tb"/>
      <style:text-properties officeooo:paragraph-rsid="00161399"/>
    </style:style>
    <style:style style:name="P11" style:family="paragraph" style:parent-style-name="Standard">
      <style:paragraph-properties fo:line-height="100%" fo:break-before="auto" fo:break-after="auto" style:writing-mode="lr-tb"/>
      <style:text-properties fo:font-weight="bold" officeooo:paragraph-rsid="00156b8e" style:font-weight-asian="bold" style:font-weight-complex="bold"/>
    </style:style>
    <style:style style:name="P12" style:family="paragraph" style:parent-style-name="Standard">
      <style:paragraph-properties fo:line-height="100%" fo:padding="0.074cm" fo:border-left="none" fo:border-right="none" fo:border-top="none" fo:border-bottom="0.06pt solid #000000" style:writing-mode="lr-tb" style:join-border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92dd"/>
    </style:style>
    <style:style style:name="T3" style:family="text">
      <style:text-properties fo:font-weight="normal" officeooo:rsid="000f92dd" style:font-weight-asian="normal" style:font-weight-complex="normal"/>
    </style:style>
    <style:style style:name="T4" style:family="text">
      <style:text-properties officeooo:rsid="00115ec9"/>
    </style:style>
    <style:style style:name="T5" style:family="text">
      <style:text-properties officeooo:rsid="0011bd10"/>
    </style:style>
    <style:style style:name="T6" style:family="text">
      <style:text-properties officeooo:rsid="001280c3"/>
    </style:style>
    <style:style style:name="T7" style:family="text">
      <style:text-properties officeooo:rsid="00156b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2">Administrador</text:p>
      <text:p text:style-name="P3"/>
      <text:p text:style-name="P1"><text:span text:style-name="T1">Sendo</text:span> o administrador do sistema <text:span text:style-name="T6">SGDS.</text:span></text:p>
      <text:p text:style-name="P1"><text:span text:style-name="T1">Posso</text:span> incluir novos setores no sistema.</text:p>
      <text:p text:style-name="P1"><text:span text:style-name="T1">Para</text:span> <text:span text:style-name="T2">permiter que servidores estejam vinculados aos setores que trabalham.</text:span></text:p>
      <text:p text:style-name="P1"/>
      <text:p text:style-name="P1"><text:span text:style-name="T1">Cenário 1:</text:span> Cadastrar S<text:span text:style-name="T2">etor</text:span></text:p>
      <text:p text:style-name="P1"><text:span text:style-name="T1">Dado que</text:span> é um setor não cadastrado no sistema</text:p>
      <text:p text:style-name="P1"><text:span text:style-name="T1"><text:tab/>E</text:span> já estou autenticado</text:p>
      <text:p text:style-name="P1"><text:span text:style-name="T1">Quando</text:span> entro com os dados do novo setor</text:p>
      <text:p text:style-name="P1"><text:span text:style-name="T1">Então</text:span> setor será cadastrado no banco de dados</text:p>
      <text:p text:style-name="P1"><text:tab/>E mostra mensagem “<text:span text:style-name="T2">S</text:span>etor cadastrado com sucesso”.</text:p>
      <text:p text:style-name="P1"/>
      <text:p text:style-name="P1"><text:span text:style-name="T1">Cenário 2:</text:span> <text:span text:style-name="T2">S</text:span>etor já cadastrado</text:p>
      <text:p text:style-name="P1"><text:span text:style-name="T1">Dado que </text:span><text:span text:style-name="T3">é</text:span> um setor cadastrado no sistema</text:p>
      <text:p text:style-name="P1"><text:span text:style-name="T1"><text:tab/>E</text:span> já estou autenticado</text:p>
      <text:p text:style-name="P1"><text:span text:style-name="T1">Quando</text:span> entro com os dados do novo setor</text:p>
      <text:p text:style-name="P1"><text:span text:style-name="T1">Então</text:span> setor não será cadastrado no banco de dados</text:p>
      <text:p text:style-name="P1"><text:span text:style-name="T1"><text:tab/>E</text:span> mostra mensagem “<text:span text:style-name="T2">S</text:span>etor já cadastrado”.</text:p>
      <text:p text:style-name="P1"/>
      <text:p text:style-name="P1"><text:span text:style-name="T1">Cenário 3:</text:span> Dados Obrigatórios não preenchidos</text:p>
      <text:p text:style-name="P1"><text:span text:style-name="T1">Dado que</text:span> é um setor não cadastrado no sistema</text:p>
      <text:p text:style-name="P1"><text:tab/><text:span text:style-name="T1">E</text:span> já estou autenticado</text:p>
      <text:p text:style-name="P1"><text:span text:style-name="T1">Quando</text:span> entro com os dados do novo setor e não preencho campos obrigatórios</text:p>
      <text:p text:style-name="P1"><text:span text:style-name="T1">Então</text:span> não será efetuado o cadastro</text:p>
      <text:p text:style-name="P1"><text:s/><text:tab/><text:span text:style-name="T1">E</text:span> mostra mensagem “Campos obrigatórios não preenchidos”.</text:p>
      <text:p text:style-name="P1"/>
      <text:p text:style-name="P1"><text:span text:style-name="T1">Cenário 4:</text:span> Dados preenchidos inválidos</text:p>
      <text:p text:style-name="P1"><text:span text:style-name="T1">Dado que</text:span> é um setor não cadastrado no sistema</text:p>
      <text:p text:style-name="P1"><text:tab/><text:span text:style-name="T1">E</text:span> já estou autenticado</text:p>
      <text:p text:style-name="P1"><text:span text:style-name="T1">Quando</text:span> entro com os dados do novo setor e preencho um ou mais campos com dados inválidos</text:p>
      <text:p text:style-name="P1"><text:span text:style-name="T1">Então</text:span> não será efetuado o cadastro</text:p>
      <text:p text:style-name="P1"><text:s/><text:tab/><text:span text:style-name="T1">E</text:span> mostra mensagem “Campos inválidos”.</text:p>
      <text:p text:style-name="P12"/>
      <text:p text:style-name="P5"/>
      <text:p text:style-name="P9"><text:span text:style-name="T1">Sendo</text:span> o administrador do sistema <text:span text:style-name="T7">SGDS</text:span></text:p>
      <text:p text:style-name="P9"><text:span text:style-name="T1">Posso</text:span> consultar os setores no sistema.</text:p>
      <text:p text:style-name="P10"><text:span text:style-name="T1">Para</text:span> consultar dados do setor no sistema <text:span text:style-name="T7">SGDS</text:span>.</text:p>
      <text:p text:style-name="P9"/>
      <text:p text:style-name="P9"><text:span text:style-name="T1">Cenário 1:</text:span> Consultar <text:span text:style-name="T4">S</text:span>etor</text:p>
      <text:p text:style-name="P9"><text:span text:style-name="T1">Dado que</text:span> já estou autenticado no sistema</text:p>
      <text:p text:style-name="P9"><text:span text:style-name="T1">Quando</text:span> informo os parâmetros de consulta</text:p>
      <text:p text:style-name="P9"><text:span text:style-name="T1">Então</text:span> retorna lista de setores de acordo com os parâmetros informados</text:p>
      <text:p text:style-name="P9"/>
      <text:p text:style-name="P9"><text:span text:style-name="T1">Cenário 2:</text:span> Campo não preenchido</text:p>
      <text:p text:style-name="P9"><text:soft-page-break/><text:span text:style-name="T1">Dado que</text:span> já estou autenticado no sistema</text:p>
      <text:p text:style-name="P9"><text:span text:style-name="T1">Quando</text:span> não informo os parâmetros de consulta</text:p>
      <text:p text:style-name="P9"><text:span text:style-name="T1">Então</text:span> não será efetuada a consulta</text:p>
      <text:p text:style-name="P9"><text:tab/><text:span text:style-name="T1">E</text:span> mostra mensagem “Campo não foi preenchido”.</text:p>
      <text:p text:style-name="P9"/>
      <text:p text:style-name="P9">=================================================</text:p>
      <text:p text:style-name="P9"/>
      <text:p text:style-name="P10"><text:span text:style-name="T1">Sendo</text:span> o administrador do sistema <text:span text:style-name="T7">SGDS</text:span></text:p>
      <text:p text:style-name="P9"><text:span text:style-name="T1">Posso</text:span> atualizar os setores no sistema.</text:p>
      <text:p text:style-name="P10"><text:span text:style-name="T1">Para</text:span> alterar dados do setor no sistema <text:span text:style-name="T7">SGDS</text:span></text:p>
      <text:p text:style-name="P9"/>
      <text:p text:style-name="P9"><text:span text:style-name="T1">Cenário 1:</text:span> Atualizar <text:span text:style-name="T4">S</text:span>etor</text:p>
      <text:p text:style-name="P9"><text:span text:style-name="T1">Dado que</text:span> é um setor cadastrado no sistema</text:p>
      <text:p text:style-name="P9"><text:tab/><text:span text:style-name="T1">E</text:span> já estou autenticado</text:p>
      <text:p text:style-name="P9"><text:span text:style-name="T1">Quando</text:span> informo os parâmetros de alteração do setor</text:p>
      <text:p text:style-name="P9"><text:span text:style-name="T1">Então</text:span> alteração será efetuada</text:p>
      <text:p text:style-name="P9"><text:tab/><text:span text:style-name="T1">E</text:span> mostra mensagem “Dados alterados com sucesso”</text:p>
      <text:p text:style-name="P11"/>
      <text:p text:style-name="P9"><text:span text:style-name="T1">Cenário 2: </text:span>Dados Obrigatórios não preenchidos</text:p>
      <text:p text:style-name="P9"><text:span text:style-name="T1">Dado que</text:span> é um setor cadastrado no sistema</text:p>
      <text:p text:style-name="P9"><text:tab/><text:span text:style-name="T1">E</text:span> já estou autenticado</text:p>
      <text:p text:style-name="P9"><text:span text:style-name="T1">Quando</text:span> informo os parâmetros de alteração do setor e não preencho campos obrigatórios</text:p>
      <text:p text:style-name="P9"><text:span text:style-name="T1">Então</text:span> alteração não será efetuada</text:p>
      <text:p text:style-name="P9"><text:tab/><text:span text:style-name="T1">E</text:span> mostra mensagem “Campos obrigatórios não preenchidos, alteração não foi realizada”</text:p>
      <text:p text:style-name="P9"/>
      <text:p text:style-name="P9"><text:span text:style-name="T1">Cenário 3:</text:span> Dados preenchidos inválidos</text:p>
      <text:p text:style-name="P9"><text:span text:style-name="T1">Dado que</text:span> é um setor cadastrado no sistema</text:p>
      <text:p text:style-name="P9"><text:tab/><text:span text:style-name="T1">E</text:span> já estou autenticado</text:p>
      <text:p text:style-name="P9"><text:span text:style-name="T1">Quando</text:span> informo os parâmetros de alteração do setor e preencho campos com dados inválidos</text:p>
      <text:p text:style-name="P9"><text:span text:style-name="T1">Então</text:span> alteração não será efetuada</text:p>
      <text:p text:style-name="P9"><text:tab/><text:span text:style-name="T1">E</text:span> mostra mensagem “Campos inválidos, alteração não foi realizada”</text:p>
      <text:p text:style-name="P6"/>
      <text:p text:style-name="P9">=================================================</text:p>
      <text:p text:style-name="P9"/>
      <text:p text:style-name="P7"><text:span text:style-name="T1">Sendo</text:span> o administrador do sistema <text:span text:style-name="T7">SGDS</text:span></text:p>
      <text:p text:style-name="P9"><text:span text:style-name="T1">Posso</text:span> excluir os setores no sistema.</text:p>
      <text:p text:style-name="P9"><text:span text:style-name="T1">Para</text:span> <text:span text:style-name="T2">não permitir que este setor seja visualizado no sistema</text:span>.</text:p>
      <text:p text:style-name="P9"/>
      <text:p text:style-name="P9"><text:span text:style-name="T1">Cenário 1:</text:span> Excluir setor sem <text:span text:style-name="T2">servidores associados</text:span></text:p>
      <text:p text:style-name="P9"><text:span text:style-name="T1">Dado que</text:span> é um setor cadastrado no sistema</text:p>
      <text:p text:style-name="P9"><text:tab/><text:span text:style-name="T1">E</text:span> já estou autenticado</text:p>
      <text:p text:style-name="P9"><text:span text:style-name="T1">Então</text:span> exclusão efetuada com sucesso</text:p>
      <text:p text:style-name="P9"><text:tab/><text:span text:style-name="T1">E</text:span> mostra mensagem “<text:span text:style-name="T4">S</text:span>etor excluído com sucesso”</text:p>
      <text:p text:style-name="P9"/>
      <text:p text:style-name="P9"><text:span text:style-name="T1">Cenário 1:</text:span> Excluir setor com <text:span text:style-name="T2">servidores associados</text:span></text:p>
      <text:p text:style-name="P9"><text:span text:style-name="T1">Dado que</text:span> é um setor cadastrado no sistema com <text:span text:style-name="T2">servidores associados</text:span></text:p>
      <text:p text:style-name="P9"><text:soft-page-break/><text:s text:c="4"/><text:tab/><text:span text:style-name="T1">E</text:span> já estou autenticado</text:p>
      <text:p text:style-name="P9"><text:span text:style-name="T1">Quando</text:span> desejo excluir um setor</text:p>
      <text:p text:style-name="P9"><text:span text:style-name="T1">Então</text:span> exclusão não será efetuada</text:p>
      <text:p text:style-name="P6"><text:s text:c="4"/><text:tab/><text:span text:style-name="T1">E</text:span> mostra mensagem “<text:span text:style-name="T4">S</text:span>etor <text:span text:style-name="T5">não pode ser excluído, existem servidores associados</text:span>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_64 LibreOffice_project/37b43f919e4de5eeaca9b9755ed688758a8251fe</meta:generator>
    <dc:title/>
    <meta:initial-creator/>
    <meta:editing-cycles>8</meta:editing-cycles>
    <dc:date>2015-11-03T17:09:01.486000000</dc:date>
    <meta:editing-duration>PT1H34M56S</meta:editing-duration>
    <meta:document-statistic meta:table-count="0" meta:image-count="0" meta:object-count="0" meta:page-count="3" meta:paragraph-count="77" meta:word-count="519" meta:character-count="3305" meta:non-whitespace-character-count="2834"/>
  </office:meta>
</office:document-meta>
</file>